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enevolent Censorship Challenges</text:h>
      <text:p text:style-name="Text_20_body"><text:span text:style-name="Strong_20_Emphasis"><text:span text:style-name="T1">Philosophical</text:span></text:span><text:span text:style-name="T1"> and </text:span><text:span text:style-name="Strong_20_Emphasis"><text:span text:style-name="T1">user-uptake</text:span></text:span><text:span text:style-name="T1"> challenges faced by </text:span><text:span text:style-name="T2">benevolent censorship</text:span><text:span text:style-name="T1"> agents:</text:span></text:p>
      <text:h text:style-name="Heading_20_4" text:outline-level="4">A. Philosophical Challenges</text:h>
      <text:list xml:id="list8497220873735723068" text:style-name="L2">
        <text:list-header>
          <text:p text:style-name="P1"><text:span text:style-name="Strong_20_Emphasis">A1. Who Defines Truth?</text:span></text:p>
          <text:list>
            <text:list-item>
              <text:p text:style-name="P1">"Truth" is often context-dependent and shaped by dominant institutions. AI enforcing "truth" risks being a proxy for establishment power.</text:p>
            </text:list-item>
          </text:list>
          <text:p text:style-name="P1"><text:span text:style-name="Strong_20_Emphasis">B2. Will vs. Social Harmony</text:span></text:p>
          <text:list text:continue-numbering="true">
            <text:list-item>
              <text:p text:style-name="P1">Censorship—even for civility—raises concerns about autonomy. Users ask: <text:span text:style-name="Emphasis">Should an algorithm decide what's too rude, too angry, or too emotional?</text:span></text:p>
            </text:list-item>
          </text:list>
          <text:p text:style-name="P1"><text:span text:style-name="Strong_20_Emphasis">B3. Censorship as Cultural Weapon</text:span></text:p>
          <text:list text:continue-numbering="true">
            <text:list-item>
              <text:p text:style-name="P1">Standards of civility vary by culture, gender, and class. What is “polite” in one context may be silencing in another.</text:p>
            </text:list-item>
          </text:list>
          <text:p text:style-name="P1"><text:span text:style-name="Strong_20_Emphasis">B4. Moral Relativism vs. Objective Ethics</text:span></text:p>
          <text:list text:continue-numbering="true">
            <text:list-item>
              <text:p text:style-name="P1">If AI enforces logic and truth, does it favor Enlightenment-style reasoning over emotion, spirituality, or non-Western epistemologies</text:p>
            </text:list-item>
          </text:list>
        </text:list-header>
      </text:list>
      <text:h text:style-name="Heading_20_4" text:outline-level="4">B. User-Uptake Challenges</text:h>
      <text:list xml:id="list8458634825182596323" text:style-name="L3">
        <text:list-header>
          <text:p text:style-name="P2"><text:span text:style-name="Strong_20_Emphasis">B1. Perceived Bias and Mistrust</text:span></text:p>
          <text:list>
            <text:list-item>
              <text:p text:style-name="P2">Users often suspect moderation tools are politically or ideologically motivated, leading to rejection of the platform or tool.</text:p>
            </text:list-item>
          </text:list>
          <text:p text:style-name="P2"><text:span text:style-name="Strong_20_Emphasis">B2. Over-Moderation Reduces Engagement</text:span></text:p>
          <text:list text:continue-numbering="true">
            <text:list-item>
              <text:p text:style-name="P2">Strict filters can make conversations feel sterile, robotic, or disingenuous—driving users to platforms with looser rules.</text:p>
            </text:list-item>
          </text:list>
          <text:p text:style-name="P2"><text:span text:style-name="Strong_20_Emphasis">B3. Gaming and Adversarial Attacks</text:span></text:p>
          <text:list text:continue-numbering="true">
            <text:list-item>
              <text:p text:style-name="P2">Bad actors evolve language to bypass filters, rendering AI tools temporarily ineffective and forcing constant updates.</text:p>
            </text:list-item>
          </text:list>
          <text:p text:style-name="P2"><text:span text:style-name="Strong_20_Emphasis">B4. Low Incentive for Voluntary Adoption</text:span></text:p>
          <text:list text:continue-numbering="true">
            <text:list-item>
              <text:p text:style-name="P2">Few users opt into tools that restrict their expression unless there's a clear social or economic benefit.</text:p>
            </text:list-item>
          </text:list>
          <text:p text:style-name="P2"><text:span text:style-name="Strong_20_Emphasis">B4. Moderation Fatigue</text:span></text:p>
          <text:list text:continue-numbering="true">
            <text:list-item>
              <text:p text:style-name="P2">Community-driven tools (like Community Notes) require sustained, high-effort participation, which wanes over time.</text:p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5-07T16:50:02.99</meta:creation-date>
    <meta:document-statistic meta:table-count="0" meta:image-count="0" meta:object-count="0" meta:page-count="1" meta:paragraph-count="22" meta:word-count="226" meta:character-count="1578"/>
    <dc:date>2025-05-07T16:50:31.95</dc:date>
    <dc:creator>Christine Ballard</dc:creator>
    <meta:editing-duration>PT29S</meta:editing-duration>
    <meta:editing-cycles>1</meta:editing-cycles>
    <meta:generator>OpenOffice/4.1.15$Win32 OpenOffice.org_project/4115m2$Build-9813</meta:generator>
  </office:meta>
</office:document-meta>
</file>